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aff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jouter un switch :</text:p>
      <text:p text:style-name="P1"><text:tab/>-&gt; Switch -&gt; 2960</text:p>
      <text:p text:style-name="P1"/>
      <text:p text:style-name="P1">Ajouter un PC</text:p>
      <text:p text:style-name="P1"><text:tab/>-&gt; End Devices -&gt; Desktop PC</text:p>
      <text:p text:style-name="P1"/>
      <text:p text:style-name="P1">Lier en console un Pc et un Switch</text:p>
      <text:p text:style-name="P1"><text:tab/>-&gt; Connexions -&gt; Console cable</text:p>
      <text:p text:style-name="P1"><text:tab/>-&gt; sur le PC , choisir le port RS 232</text:p>
      <text:p text:style-name="P1"><text:tab/>-&gt; sur le switch , sur le port console</text:p>
      <text:p text:style-name="P1"><text:tab/>-&gt; Sur le pc, onglet Desktop , cliquer sur Terminal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S</meta:editing-duration>
    <meta:editing-cycles>3</meta:editing-cycles>
    <meta:generator>LibreOffice/5.4.7.2$Windows_X86_64 LibreOffice_project/c838ef25c16710f8838b1faec480ebba495259d0</meta:generator>
    <dc:date>2018-11-23T14:44:50.385000000</dc:date>
    <meta:document-statistic meta:table-count="0" meta:image-count="0" meta:object-count="0" meta:page-count="1" meta:paragraph-count="9" meta:word-count="59" meta:character-count="273" meta:non-whitespace-character-count="217"/>
    <meta:user-defined meta:name="Info 1"/>
    <meta:user-defined meta:name="Info 2"/>
    <meta:user-defined meta:name="Info 3"/>
    <meta:user-defined meta:name="Info 4"/>
  </office:meta>
</office:document-meta>
</file>